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you play or discard Dice cards, deal N^2 damage to the enemy’s fort, where N is the number of cards played or discarded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Freeze Ra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While this card is in play, your opponent cannot win the game, lasts 2 turns, limit 1 per deck</text:p>
          </table:table-cell>
          <table:table-cell office:value-type="string" calcext:value-type="string">
            <text:p>Interaction with Destiny’s Singer: Destiny’s Singer victory will trigger as soon as possible if it happens while My Freeze Ray is in play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Morale</text:p>
          </table:table-cell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e Inquisi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Players lose 1 Evil Point whenever they play a Minion. Lasts 2 turns.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4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 table:style-name="ce14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 style:data-style-name="N2" text:time-value="13:41:37.064035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10T13:55:20.591659684</dc:date>
    <meta:editing-duration>P6DT4H16M50S</meta:editing-duration>
    <meta:editing-cycles>877</meta:editing-cycles>
    <meta:document-statistic meta:table-count="10" meta:cell-count="2015" meta:object-count="0"/>
  </office:meta>
</office:document-meta>
</file>